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20EDE57B4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8cm" fo:min-width="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99cm" svg:height="6.5cm" svg:x="0.501cm" svg:y="0cm">
          <draw:image xlink:href="Pictures/10000000000002B20000020EDE57B4FB.png" xlink:type="simple" xlink:show="embed" xlink:actuate="onLoad">
            <text:p text:style-name="P2"/>
          </draw:image>
        </draw:frame>
        <draw:custom-shape draw:style-name="gr2" draw:text-style-name="P1" draw:layer="layout" svg:width="7.5cm" svg:height="0.5cm" svg:x="1.5cm" svg:y="6cm">
          <text:p text:style-name="P2"/>
          <draw:enhanced-geometry svg:viewBox="0 0 21600 21600" draw:mirror-vertical="true" draw:text-areas="800 800 20800 20800" draw:mirror-horizontal="false" draw:type="round-rectangular-callout" draw:modifiers="11072.1237168378 130850.2994011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7.999cm" svg:height="2.968cm" svg:x="2.001cm" svg:y="6cm">
          <draw:text-box>
            <text:p text:style-name="P2"><text:span text:style-name="T1">Impostazione dei vincoli e preferenze da soddisfare. </text:span></text:p>
            <text:p text:style-name="P2"/>
            <text:p text:style-name="P2"/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creator>mattia</dc:creator>
    <dc:date>2009-01-05T22:13:59</dc:date>
    <meta:editing-cycles>2</meta:editing-cycles>
    <meta:editing-duration>PT25M30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